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pple-system" svg:font-family="apple-system, BlinkMacSystemFont, 'Segoe UI', Helvetica, Arial, sans-serif, 'Apple Color Emoji', 'Segoe UI Emoji', 'Segoe UI Symbol'"/>
    <style:font-face style:name="sans-serif" svg:font-family="sans-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68431" officeooo:paragraph-rsid="00168431" style:font-weight-asian="bold"/>
    </style:style>
    <style:style style:name="P2" style:family="paragraph" style:parent-style-name="Standard">
      <style:paragraph-properties fo:text-align="center" style:justify-single-word="false"/>
      <style:text-properties style:font-name-asian="Symbol" style:font-name-complex="Symbol"/>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text-properties officeooo:rsid="0016fd5c" officeooo:paragraph-rsid="0016fd5c"/>
    </style:style>
    <style:style style:name="P6" style:family="paragraph" style:parent-style-name="Standard">
      <style:text-properties officeooo:rsid="001e8e3b" officeooo:paragraph-rsid="001e8e3b"/>
    </style:style>
    <style:style style:name="P7" style:family="paragraph" style:parent-style-name="Standard">
      <style:text-properties officeooo:rsid="001ffe67" officeooo:paragraph-rsid="001ffe67"/>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tyle>
    <style:style style:name="P10" style:family="paragraph" style:parent-style-name="Footer">
      <style:text-properties style:font-name-asian="Symbol" style:font-name-complex="Symbol"/>
    </style:style>
    <style:style style:name="P11" style:family="paragraph" style:parent-style-name="InfoBlue">
      <style:text-properties fo:color="#000000" officeooo:rsid="001bb0ab" officeooo:paragraph-rsid="001bb0ab"/>
    </style:style>
    <style:style style:name="P12" style:family="paragraph" style:parent-style-name="InfoBlue">
      <style:text-properties fo:color="#000000" officeooo:rsid="001e3386" officeooo:paragraph-rsid="001e3386"/>
    </style:style>
    <style:style style:name="P13" style:family="paragraph" style:parent-style-name="InfoBlue">
      <style:paragraph-properties fo:margin-left="0cm" fo:margin-right="0cm" fo:text-indent="0.635cm" style:auto-text-indent="false"/>
    </style:style>
    <style:style style:name="P14" style:family="paragraph" style:parent-style-name="Standard">
      <style:paragraph-properties fo:margin-left="0cm" fo:margin-right="0cm" fo:text-indent="0cm" style:auto-text-indent="false"/>
      <style:text-properties officeooo:rsid="001e8e3b" officeooo:paragraph-rsid="001e8e3b"/>
    </style:style>
    <style:style style:name="P15" style:family="paragraph" style:parent-style-name="Heading_20_2">
      <style:paragraph-properties fo:margin-left="0cm" fo:margin-right="0cm" fo:text-indent="0cm" style:auto-text-indent="false"/>
      <style:text-properties officeooo:rsid="001e8e3b" officeooo:paragraph-rsid="001e8e3b"/>
    </style:style>
    <style:style style:name="P16" style:family="paragraph" style:parent-style-name="Heading_20_2">
      <style:text-properties officeooo:rsid="001e8e3b" officeooo:paragraph-rsid="001e8e3b"/>
    </style:style>
    <style:style style:name="P17" style:family="paragraph" style:parent-style-name="Standard" style:list-style-name="WW8Num4">
      <style:text-properties officeooo:rsid="001e51c2" officeooo:paragraph-rsid="001e51c2"/>
    </style:style>
    <style:style style:name="P18" style:family="paragraph" style:parent-style-name="Standard" style:list-style-name="WW8Num9"/>
    <style:style style:name="P19" style:family="paragraph" style:parent-style-name="Standard" style:list-style-name="WW8Num9">
      <style:text-properties officeooo:paragraph-rsid="00240f89"/>
    </style:style>
    <style:style style:name="P20" style:family="paragraph" style:parent-style-name="Standard" style:list-style-name="WW8Num9">
      <style:text-properties officeooo:paragraph-rsid="0025b95d"/>
    </style:style>
    <style:style style:name="P21" style:family="paragraph" style:parent-style-name="Heading" style:master-page-name="Standard">
      <style:paragraph-properties style:page-number="auto"/>
      <style:text-properties officeooo:rsid="00168431" officeooo:paragraph-rsid="00168431"/>
    </style:style>
    <style:style style:name="P22" style:family="paragraph" style:parent-style-name="Heading_20_1">
      <style:text-properties officeooo:paragraph-rsid="0020fb72"/>
    </style:style>
    <style:style style:name="P23" style:family="paragraph" style:parent-style-name="InfoBlue">
      <style:text-properties officeooo:paragraph-rsid="0021b714"/>
    </style:style>
    <style:style style:name="P24" style:family="paragraph" style:parent-style-name="InfoBlue">
      <style:text-properties fo:color="#000000" officeooo:paragraph-rsid="00231ff1"/>
    </style:style>
    <style:style style:name="T1" style:family="text">
      <style:text-properties officeooo:rsid="00168431"/>
    </style:style>
    <style:style style:name="T2" style:family="text">
      <style:text-properties style:font-name="Symbol"/>
    </style:style>
    <style:style style:name="T3" style:family="text">
      <style:text-properties style:font-name-asian="Symbol" style:font-name-complex="Symbol"/>
    </style:style>
    <style:style style:name="T4" style:family="text">
      <style:text-properties text:display="none"/>
    </style:style>
    <style:style style:name="T5" style:family="text">
      <style:text-properties fo:color="#0000ff" style:font-name="Times" style:font-name-complex="Times" style:font-style-complex="italic" text:display="none"/>
    </style:style>
    <style:style style:name="T6" style:family="text">
      <style:text-properties fo:color="#0000ff" style:font-name="Times" fo:font-weight="bold" style:font-weight-asian="bold" style:font-name-complex="Times" style:font-style-complex="italic" style:font-weight-complex="bold" text:display="none"/>
    </style:style>
    <style:style style:name="T7" style:family="text">
      <style:text-properties style:text-position="super 58%" text:display="none"/>
    </style:style>
    <style:style style:name="T8" style:family="text">
      <style:text-properties fo:font-weight="bold" style:font-weight-asian="bold" style:font-weight-complex="bold"/>
    </style:style>
    <style:style style:name="T9" style:family="text">
      <style:text-properties fo:font-weight="bold" officeooo:rsid="00240f89" style:font-weight-asian="bold" style:font-weight-complex="bold"/>
    </style:style>
    <style:style style:name="T10" style:family="text">
      <style:text-properties fo:font-weight="bold" officeooo:rsid="0027b50a" style:font-weight-asian="bold" style:font-weight-complex="bold"/>
    </style:style>
    <style:style style:name="T11" style:family="text">
      <style:text-properties fo:font-style="italic" style:font-style-asian="italic" text:display="none"/>
    </style:style>
    <style:style style:name="T12" style:family="text">
      <style:text-properties officeooo:rsid="0018ab6e"/>
    </style:style>
    <style:style style:name="T13" style:family="text">
      <style:text-properties officeooo:rsid="001a718f"/>
    </style:style>
    <style:style style:name="T14" style:family="text">
      <style:text-properties officeooo:rsid="001d83e9"/>
    </style:style>
    <style:style style:name="T15" style:family="text">
      <style:text-properties officeooo:rsid="001ffe67"/>
    </style:style>
    <style:style style:name="T16" style:family="text">
      <style:text-properties officeooo:rsid="0020fb72"/>
    </style:style>
    <style:style style:name="T17" style:family="text">
      <style:text-properties officeooo:rsid="0021b714"/>
    </style:style>
    <style:style style:name="T18" style:family="text">
      <style:text-properties officeooo:rsid="00231ff1"/>
    </style:style>
    <style:style style:name="T19" style:family="text">
      <style:text-properties fo:font-variant="normal" fo:text-transform="none" fo:color="#0366d6" style:text-line-through-style="none" style:text-line-through-type="none" style:font-name="apple-system" fo:font-size="10.5pt" fo:letter-spacing="normal" fo:font-style="normal" style:text-underline-style="none" fo:font-weight="normal" officeooo:rsid="00240f89" style:text-blinking="false" fo:background-color="#ffffff" loext:char-shading-value="0" style:font-weight-asian="bold" style:font-weight-complex="bold"/>
    </style:style>
    <style:style style:name="T20" style:family="text">
      <style:text-properties fo:font-variant="normal" fo:text-transform="none" fo:color="#0366d6" style:text-line-through-style="none" style:text-line-through-type="none" style:font-name="apple-system" fo:font-size="10pt" fo:letter-spacing="normal" fo:font-style="normal" style:text-underline-style="none" fo:font-weight="normal" officeooo:rsid="00240f89" style:text-blinking="false" fo:background-color="#ffffff" loext:char-shading-value="0" style:font-size-asian="10pt" style:font-weight-asian="bold" style:font-size-complex="10pt" style:font-weight-complex="bold"/>
    </style:style>
    <style:style style:name="T21" style:family="text">
      <style:text-properties fo:font-variant="normal" fo:text-transform="none" fo:color="#000000" style:text-line-through-style="none" style:text-line-through-type="none" style:font-name="apple-system" fo:font-size="10pt" fo:letter-spacing="normal" fo:font-style="normal" style:text-underline-style="none" fo:font-weight="normal" officeooo:rsid="00240f89" style:text-blinking="false" fo:background-color="#ffffff" loext:char-shading-value="0" style:font-size-asian="10pt" style:font-weight-asian="bold" style:font-size-complex="10pt" style:font-weight-complex="bold"/>
    </style:style>
    <style:style style:name="T22" style:family="text">
      <style:text-properties fo:font-variant="normal" fo:text-transform="none" fo:color="#000000" style:text-line-through-style="none" style:text-line-through-type="none" style:font-name="apple-system" fo:font-size="11pt" fo:letter-spacing="normal" fo:font-style="normal" style:text-underline-style="none" fo:font-weight="normal" officeooo:rsid="00240f89" style:text-blinking="false" fo:background-color="#ffffff" loext:char-shading-value="0" style:font-size-asian="11pt" style:font-weight-asian="bold" style:font-size-complex="11pt" style:font-weight-complex="bold"/>
    </style:style>
    <style:style style:name="T23" style:family="text">
      <style:text-properties fo:font-variant="normal" fo:text-transform="none" fo:color="#000000" style:text-line-through-style="none" style:text-line-through-type="none" style:font-name="Times New Roman1" fo:font-size="10pt" fo:letter-spacing="normal" fo:font-style="normal" style:text-underline-style="none" fo:font-weight="normal" officeooo:rsid="00240f89" style:text-blinking="false" fo:background-color="#ffffff" loext:char-shading-value="0" style:font-size-asian="10pt" style:font-weight-asian="bold" style:font-size-complex="10pt" style:font-weight-complex="bold"/>
    </style:style>
    <style:style style:name="T24" style:family="text">
      <style:text-properties fo:font-weight="normal" officeooo:rsid="0027b50a" style:font-weight-asian="normal" style:font-weight-complex="normal"/>
    </style:style>
    <style:style style:name="T25" style:family="text">
      <style:text-properties fo:font-size="10pt" fo:font-weight="bold" officeooo:rsid="00240f89" style:font-size-asian="10pt" style:font-weight-asian="bold" style:font-size-complex="10pt" style:font-weight-complex="bold"/>
    </style:style>
    <style:style style:name="T26" style:family="text">
      <style:text-properties fo:color="#000000" fo:font-size="10pt" fo:font-weight="bold" officeooo:rsid="00240f89" style:font-size-asian="10pt" style:font-weight-asian="bold" style:font-size-complex="10pt" style:font-weight-complex="bold"/>
    </style:style>
    <style:style style:name="T27" style:family="text">
      <style:text-properties fo:color="#000000" fo:font-size="10pt" fo:font-weight="normal" officeooo:rsid="00240f89" style:font-size-asian="10pt" style:font-weight-asian="normal" style:font-size-complex="10pt" style:font-weight-complex="normal"/>
    </style:style>
    <style:style style:name="T28" style:family="text">
      <style:text-properties fo:color="#000000" fo:font-size="11pt" fo:font-weight="bold" officeooo:rsid="00240f89" style:font-size-asian="11pt" style:font-weight-asian="bold" style:font-size-complex="11pt" style:font-weight-complex="bold"/>
    </style:style>
    <style:style style:name="T29" style:family="text">
      <style:text-properties fo:color="#000000" style:font-name="Times New Roman1" fo:font-size="10pt" fo:font-weight="bold" officeooo:rsid="00240f89" style:font-size-asian="10pt" style:font-weight-asian="bold" style:font-size-complex="10pt" style:font-weight-complex="bold"/>
    </style:style>
    <style:style style:name="T30" style:family="text">
      <style:text-properties officeooo:rsid="0025b9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WalkingInfo</text:p>
      <text:p text:style-name="Heading">Architecture Notebook</text:p>
      <text:p text:style-name="Standard"/>
      <text:p text:style-name="Standard"><text:span text:style-name="T5">There is guidance within this template that appears in a style named InfoBlue. This style has a hidden font attribute that allows you to toggle whether it is visible or hidden in this template. Use the </text:span><text:span text:style-name="T4">Microsoft</text:span><text:span text:style-name="T7">® </text:span><text:span text:style-name="T4">Word</text:span><text:span text:style-name="T7">®</text:span><text:span text:style-name="T5"> menu </text:span><text:span text:style-name="T6">Tools &gt; Options &gt; View &gt; Hidden Text </text:span><text:span text:style-name="T5">check box to toggle this setting. There is also an option for printing: </text:span><text:span text:style-name="T6">Tools &gt; Options &gt; Print</text:span><text:span text:style-name="T5">.</text:span></text:p>
      <text:p text:style-name="P4"/>
      <text:h text:style-name="Heading_20_1" text:outline-level="1">Purpose</text:h>
      <text:p text:style-name="P5">Esta aplicação tem como foco a usuabiliade e <text:span text:style-name="T13">conquistar</text:span> o maior número de <text:span text:style-name="T13">clientes</text:span> poss<text:span text:style-name="T13">í</text:span>veis. <text:span text:style-name="T12">O primeiro ponto se deve ao fato de que o sistema será web, buscamos isso porque não queríamos que os usuários se fixem em uma só plataforma e ao mesmo tempo possam utilizá-lo em qualquer lugar. Já o segundo baseia-se muito forte no sucesso do primeiro, onde aqui, quanto mais pessoas colaborando, mais forte e conhecido será a aplicação.</text:spa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P11">A aplicação séra desenvolvida de forma totalmente nova, ou seja, sem utilizar sistemas antigos ou legados. <text:span text:style-name="T14">Ao mesmo tempo, c</text:span>om base nas boas práticas de programação buscaremos diminuir o índice ou necessidade de um alto número de manutenção, mas a nossa maior preocupação serão os dados dos usuários e para isso utilizaremos um banco de dados com suporte oficial da Google, o Firebase.</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P12">Como dito no item 2, por preocupação com os dados do usuário, manter a velocidade alta por ser uma aplicação web e facilidade de uso utilizaremos o Firebase como banco. Para todo o desenvolvimento da apliação optamos pela linguagem JavaScript pois tem crescido rapidamente no mercado já que possui boa performance, usuabilidade, <text:span text:style-name="T15">ferramentas,</text:span> além do fato que nosso desenvolvedor é muito familiarizado com ela . Por fim, para parte visual e estruturação, teremos CSS e HTML, respectivamente.</text:p>
      <text:h text:style-name="Heading_20_1" text:outline-level="1">Architecturally significant requirements</text:h>
      <text:p text:style-name="P7"><text:a xlink:type="simple" xlink:href="https://firebase.google.com/docs/web/setup" text:style-name="Internet_20_link" text:visited-style-name="Visited_20_Internet_20_Link">https://firebase.google.com/docs/web/setup</text:a></text:p>
      <text:p text:style-name="P7"><text:a xlink:type="simple" xlink:href="https://www.javascript.com/" text:style-name="Internet_20_link" text:visited-style-name="Visited_20_Internet_20_Link">https://www.javascript.com/</text:a></text:p>
      <text:p text:style-name="P7"><text:a xlink:type="simple" xlink:href="https://facebook.github.io/react/" text:style-name="Internet_20_link" text:visited-style-name="Visited_20_Internet_20_Link">https://facebook.github.io/react/</text:a></text:p>
      <text:p text:style-name="P7"/>
      <text:p text:style-name="InfoBlue">[Insert a reference or link to the requirements that must be implemented to realize the architecture.]</text:p>
      <text:h text:style-name="Heading_20_1" text:outline-level="1">Decisions, constraints, and justifications</text:h>
      <text:list xml:id="list1426240563983614019" text:style-name="WW8Num4">
        <text:list-item>
          <text:p text:style-name="P17">Banco de Dados: Firebase porque é gratuito, tem boa perfomance e é um produto da Google.</text:p>
        </text:list-item>
        <text:list-item>
          <text:p text:style-name="P17">Linguagem de Programação: JavaScript porque é muito versátil, altamente utilizada e com ela ganhamos a possibilidade de utilizar REACT.</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P15" text:outline-level="2"><text:s text:c="6"/>Firebase</text:h>
      <text:p text:style-name="P14">Banco de dados escolhido para a aplicação, atualmente o ambiente dele já está configurado.</text:p>
      <text:p text:style-name="P13">[Describe the purpose, attributes, and function of the architectural mechanism.]</text:p>
      <text:h text:style-name="P16" text:outline-level="2"><text:soft-page-break/>JavaScript</text:h>
      <text:p text:style-name="P6">Linguagem escolhida para desenvolver a aplicação, atualmente está associada ao ambiente do banco de dados.</text:p>
      <text:p text:style-name="P13">[Describe the purpose, attributes, and function of the architectural mechanism.]</text:p>
      <text:h text:style-name="Heading_20_1" text:outline-level="1">Key abstractions </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P22" text:outline-level="1">Layers or architectural framework</text:h>
      <text:p text:style-name="P24"><text:span text:style-name="T17">Para a nossa solução, utilizaremos o padrão arquitetural Model-View-Controller (MVC). É uma forma de quebrar uma aplicação, ou até mesmo um pedaço da interface de uma aplicação, em três partes: o modelo, a visão e o controlador.</text:span></text:p>
      <text:p text:style-name="P24"><text:span text:style-name="T18">Nesse padrão o Controller que interpreta as entradas do mouse ou do teclado enviado pelo usuário e mapeia essas ações do usuário em comandos que são enviados para o Model e/ou para a View para efetuar a alteração apropriada. Por sua vez o modelo (Model) gerencia um ou mais elementos de dados, responde a perguntas sobre o seu estado e responde a instruções para mudar de estado. </text:span></text:p>
      <text:p text:style-name="P23">[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9200717660807131187" text:style-name="WW8Num9">
        <text:list-item>
          <text:p text:style-name="P18"><text:span text:style-name="T8">Logical: </text:span><text:span text:style-name="T24">Seguir a estrutura de pacotes do padrão arquitetural escolhido, MVC.</text:span></text:p>
        </text:list-item>
        <text:list-item>
          <text:p text:style-name="P20"><text:span text:style-name="T8">Operational:</text:span> <text:span text:style-name="T30">Single-thread.</text:span></text:p>
        </text:list-item>
        <text:list-item>
          <text:p text:style-name="P19"><text:span text:style-name="T8">Use case: </text:span><text:span text:style-name="T27">Verificar o arquivo</text:span><text:span text:style-name="T26"> </text:span><text:span text:style-name="T29">“</text:span><text:bookmark text:name="d5c254877c5aad3589c59859ab39aae8-b7ddb0a375ce64fb8c9b5297cb62c19be5bf1436"/><text:a xlink:type="simple" xlink:href="https://github.com/feliperiffel/ProjetoSistema/blob/master/WalkingInfo.asta" text:style-name="Internet_20_link" text:visited-style-name="Visited_20_Internet_20_Link"><text:span text:style-name="T23">WalkingInfo.asta</text:span></text:a><text:span text:style-name="T29">”</text:span></text:p>
        </text:list-item>
      </text:list>
      <text:p text:style-name="Standard"><text:bookmark text:name="_PictureBullets"/><text:span text:style-name="InfoBlue_20_Char"><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pple-system" svg:font-family="apple-system, BlinkMacSystemFont, 'Segoe UI', Helvetica, Arial, sans-serif, 'Apple Color Emoji', 'Segoe UI Emoji', 'Segoe UI Symbol'"/>
    <style:font-face style:name="sans-serif" svg:font-family="sans-serif"/>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68431" officeooo:paragraph-rsid="00168431"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officeooo:rsid="00168431"/>
    </style:style>
    <style:style style:name="MT2" style:family="text">
      <style:text-properties style:font-name="Symbol"/>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lkingInfo</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text:span text:style-name="MT1">10</text:span>/<text:span text:style-name="MT1">09</text:span>/<text:span text:style-name="MT1">2017</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07" text:date-value="2017-09-12T15:34:32.512303898">2017</text:date></text:p>
            </table:table-cell>
            <table:table-cell table:style-name="Table1.A1" office:value-type="string">
              <text:p text:style-name="MP5"><text:span text:style-name="MT3">Page </text:span><text:span text:style-name="Page_20_Number"><text:span text:style-name="MT3"><text:page-number text:select-page="current">1</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7-09-10T22:00:40.817230225</meta:creation-date>
    <dc:date>2017-09-12T15:34:32.421213742</dc:date>
    <meta:print-date>2001-03-15T14:26:00</meta:print-date>
    <meta:editing-cycles>16</meta:editing-cycles>
    <meta:editing-duration>PT2H54M57S</meta:editing-duration>
    <meta:generator>LibreOffice/5.1.6.2$Linux_X86_64 LibreOffice_project/10m0$Build-2</meta:generator>
    <meta:document-statistic meta:table-count="2" meta:image-count="0" meta:object-count="0" meta:page-count="2" meta:paragraph-count="45" meta:word-count="758" meta:character-count="4944" meta:non-whitespace-character-count="4233"/>
  </office:meta>
</office:document-meta>
</file>